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unch joint_traj_behavior from joint_traj_behavior package</text:p>
      <text:p text:style-name="Standard"/>
      <text:p text:style-name="Standard">launches an action server named “joint_traj_behavior”</text:p>
      <text:p text:style-name="Standard"/>
      <text:p text:style-name="Standard">registers with LLJC</text:p>
      <text:p text:style-name="Standard"/>
      <text:p text:style-name="Standard">goal message is of type: hku_msgs/JointTrajectoryExtended[]</text:p>
      <text:p text:style-name="Standard"/>
      <text:p text:style-name="Standard">Inside hku_msgs/Joint_TrajectoryExtended, contains field:</text:p>
      <text:p text:style-name="Standard">trajectory_msgs/JointTrajectory trajectory</text:p>
      <text:p text:style-name="Standard"/>
      <text:p text:style-name="Standard">JointTrajectory contains:</text:p>
      <text:p text:style-name="Standard">list of joint names (strings)</text:p>
      <text:p text:style-name="Standard">list of JointTrajectoryPoint[] points</text:p>
      <text:p text:style-name="Standard"/>
      <text:p text:style-name="Standard">JointTrajectoryPoint.msg:</text:p>
      <text:p text:style-name="Standard">contaings lists of float64 for positions, velocities, accelerations, </text:p>
      <text:p text:style-name="Standard">and time_from_start (type is “duration”)</text:p>
      <text:p text:style-name="Standard"/>
      <text:p text:style-name="Standard">but client seems to call the action server:</text:p>
      <text:p text:style-name="Standard"><text:s text:c="2"/>/whole_body_controllers/follow_joint_trajectory</text:p>
      <text:p text:style-name="Standard"/>
      <text:p text:style-name="Standard">rosnode info on joint_traj_behavior node says:</text:p>
      <text:p text:style-name="Standard">subscribes to joint_traj_behavior/goal</text:p>
      <text:p text:style-name="Standard">action server: joint_traj_behavior <text:s/>(</text:p>
      <text:p text:style-name="Standard"/>
      <text:p text:style-name="Standard"/>
      <text:p text:style-name="Standard">----------action server/client-------</text:p>
      <text:p text:style-name="Standard">have an action server named “joint_traj_behavior”</text:p>
      <text:p text:style-name="Standard"/>
      <text:p text:style-name="Standard">set up client with:</text:p>
      <text:p text:style-name="Standard">actionlib::SimpleActionClient&lt;control_msgs::FollowJointTrajectoryAction&gt; ac(“joint_traj_behavior”,true); <text:s/>// true means separate thread for clien callback servicing</text:p>
      <text:p text:style-name="Standard"><text:s text:c="2"/>while (ros::ok() &amp;&amp; !ac.waitForServer(ros::Duration(5.0)) &amp;&amp; ++attempts &lt; 3)</text:p>
      <text:p text:style-name="Standard">//<text:bookmark text:name="CA-9dc13d410514bbb427a5931ec9936896b8cf0abf"/> <text:span text:style-name="T1">client.waitForServer();</text:span></text:p>
      <text:p text:style-name="Standard"/>
      <text:p text:style-name="Standard"><text:s text:c="2"/>trajectory_msgs::JointTrajectory goal_traj;</text:p>
      <text:p text:style-name="Standard"/>
      <text:p text:style-name="Standard">// modify this for the joints desired—e.g., all right-arm joints 22 through 27</text:p>
      <text:p text:style-name="Standard"><text:s text:c="2"/>g_sin_traj.joint_names.push_back(AtlasJointNames[23]);</text:p>
      <text:p text:style-name="Standard"><text:s text:c="2"/>g_sin_traj.joint_names.push_back(AtlasJointNames[25]);</text:p>
      <text:p text:style-name="Standard"><text:s text:c="2"/>g_sin_traj.joint_names.push_back(AtlasJointNames[27]);</text:p>
      <text:p text:style-name="Standard"><text:s text:c="2"/>g_sin_traj.joint_names.push_back(AtlasJointNames[24]);</text:p>
      <text:p text:style-name="Standard"/>
      <text:p text:style-name="Standard"><text:s text:c="2"/>g_sin_traj.points.resize(1); // a single goal point</text:p>
      <text:p text:style-name="Standard"><text:s text:c="4"/>g_sin_traj.points[0].positions.resize(NJointsActive);</text:p>
      <text:p text:style-name="Standard"><text:s text:c="4"/>g_sin_traj.points[0].velocities.resize(NJointsActive);</text:p>
      <text:p text:style-name="Standard"/>
      <text:p text:style-name="Standard"><text:s text:c="2"/>g_sin_traj.header.stamp = ros::Time::now(); // + ros::Duration(1.0);</text:p>
      <text:p text:style-name="Standard"/>
      <text:p text:style-name="Standard"><text:s/>g_sin_traj.points[0].time_from_start = ros::Duration(3.0); // a 3-second move; hard coded</text:p>
      <text:p text:style-name="Standard"/>
      <text:p text:style-name="Standard"><text:soft-page-break/><text:s text:c="2"/>control_msgs::FollowJointTrajectoryGoal goal;</text:p>
      <text:p text:style-name="Standard"><text:s text:c="2"/>goal.trajectory = g_sin_traj;</text:p>
      <text:p text:style-name="Standard"><text:s text:c="2"/>ac.sendGoal(goal,</text:p>
      <text:p text:style-name="Standard"><text:s text:c="10"/>controllerDoneCallback,</text:p>
      <text:p text:style-name="Standard"><text:s text:c="10"/>controllerActiveCallback,</text:p>
      <text:p text:style-name="Standard"><text:s text:c="10"/>controllerFeedbackCallback);</text:p>
      <text:p text:style-name="Standard"/>
      <text:p text:style-name="Standard">ros::spin(); // depend on controllerDoneCallback() to do ros::shutdown()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9T06:57:18</meta:creation-date>
    <dc:date>2014-09-30T08:29:50</dc:date>
    <dc:creator>Wyatt Newman</dc:creator>
    <meta:editing-duration>PT4M5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41" meta:word-count="166" meta:character-count="2051" meta:non-whitespace-character-count="1861"/>
  </office:meta>
</office:document-meta>
</file>